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Fonteparág.padrão" style:family="text">
      <style:text-properties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P7" style:parent-style-name="Normal" style:list-style-name="LFO1" style:family="paragraph"/>
    <style:style style:name="T8" style:parent-style-name="Fonteparág.padrão" style:family="text">
      <style:text-properties fo:font-style="italic" style:font-style-asian="italic" style:font-style-complex="italic"/>
    </style:style>
    <style:style style:name="T9" style:parent-style-name="Fonteparág.padrão" style:family="text">
      <style:text-properties fo:font-weight="bold" style:font-weight-asian="bold" style:font-weight-complex="bold"/>
    </style:style>
    <style:style style:name="TableColumn11" style:family="table-column">
      <style:table-column-properties style:column-width="1.5187in"/>
    </style:style>
    <style:style style:name="TableColumn12" style:family="table-column">
      <style:table-column-properties style:column-width="3.3388in"/>
    </style:style>
    <style:style style:name="Table10" style:family="table">
      <style:table-properties style:width="4.8576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7" style:parent-style-name="Fonteparág.padrão" style:family="text">
      <style:text-properties fo:font-weight="bold" style:font-weight-asian="bold" style:font-weight-complex="bold"/>
    </style:style>
    <style:style style:name="T28" style:parent-style-name="Fonteparág.padrão" style:family="text">
      <style:text-properties fo:font-weight="bold" style:font-weight-asian="bold" style:font-weight-complex="bold"/>
    </style:style>
    <style:style style:name="P29" style:parent-style-name="Normal" style:list-style-name="LFO2" style:family="paragraph"/>
    <style:style style:name="P30" style:parent-style-name="Normal" style:list-style-name="LFO2" style:family="paragraph"/>
    <style:style style:name="P31" style:parent-style-name="Normal" style:list-style-name="LFO2" style:family="paragraph"/>
    <style:style style:name="P32" style:parent-style-name="Normal" style:list-style-name="LFO3" style:family="paragraph"/>
    <style:style style:name="P33" style:parent-style-name="Normal" style:list-style-name="LFO3" style:family="paragraph"/>
    <style:style style:name="P34" style:parent-style-name="Normal" style:list-style-name="LFO3" style:family="paragraph"/>
    <style:style style:name="P35" style:parent-style-name="Normal" style:list-style-name="LFO3" style:family="paragraph"/>
    <style:style style:name="T36" style:parent-style-name="Fonteparág.padrão" style:family="text">
      <style:text-properties style:font-name="Segoe UI Emoji" style:font-name-complex="Segoe UI Emoji"/>
    </style:style>
    <style:style style:name="P37" style:parent-style-name="Normal" style:list-style-name="LFO4" style:family="paragraph"/>
    <style:style style:name="P38" style:parent-style-name="Normal" style:list-style-name="LFO4" style:family="paragraph"/>
    <style:style style:name="T39" style:parent-style-name="Fonteparág.padrão" style:family="text">
      <style:text-properties style:font-name="Segoe UI Emoji" style:font-name-complex="Segoe UI Emoji"/>
    </style:style>
    <style:style style:name="P40" style:parent-style-name="Normal" style:list-style-name="LFO5" style:family="paragraph"/>
    <style:style style:name="T41" style:parent-style-name="Fonteparág.padrão" style:family="text">
      <style:text-properties style:font-name="Segoe UI Emoji" style:font-name-complex="Segoe UI Emoji"/>
    </style:style>
    <style:style style:name="P42" style:parent-style-name="Normal" style:list-style-name="LFO6" style:family="paragraph"/>
    <style:style style:name="T43" style:parent-style-name="Fonteparág.padrão" style:family="text">
      <style:text-properties style:font-name="Segoe UI Emoji" style:font-name-complex="Segoe UI Emoji"/>
    </style:style>
    <style:style style:name="P44" style:parent-style-name="Normal" style:list-style-name="LFO7" style:family="paragraph"/>
    <style:style style:name="P45" style:parent-style-name="Normal" style:list-style-name="LFO7" style:family="paragraph"/>
    <style:style style:name="P46" style:parent-style-name="Normal" style:list-style-name="LFO7" style:family="paragraph"/>
    <style:style style:name="P47" style:parent-style-name="Normal" style:family="paragraph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Relatório Técnico: Investimento em Saneamento e Impactos na Saúde</text:p>
      <text:p text:style-name="Normal"><text:span text:style-name="T2">1. Construção dos Indicadores de Investimento e Economia em Saúde</text:span></text:p>
      <text:p text:style-name="Normal">Foi calculado o total de investimento em água (IA) e investimento em esgoto (IE) por município/ano somando os valores de prestador, município e estado.</text:p>
      <text:p text:style-name="Normal">A economia na saúde foi estimada como:</text:p>
      <text:p text:style-name="Normal"><text:span text:style-name="T3">Economia na Saúde = (IA + IE) × 4</text:span></text:p>
      <text:p text:style-name="Normal">Esse multiplicador simula o impacto positivo que o investimento em saneamento pode ter na redução de gastos com saúde pública.</text:p>
      <text:p text:style-name="Normal"><draw:custom-shape svg:x="0in" svg:y="0in" svg:width="45.51042in" svg:height="0.00139in" draw:z-index="0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">2. Simulação de um Índice de Doença</text:span></text:p>
      <text:p text:style-name="Normal">Como não havia um dado real sobre doenças, foi criado um índice simulado de doenças baseado em lógica inversa:</text:p>
      <text:p text:style-name="Normal"><text:span text:style-name="T5">Índice de Doença (simulado) = 100 − (0.4 × Cobertura de Água + 0.6 × Cobertura de Esgoto) + e</text:span></text:p>
      <text:p text:style-name="Normal">Onde:</text:p>
      <text:list text:style-name="LFO1" text:continue-numbering="true">
        <text:list-item>
          <text:p text:style-name="P6">O peso maior foi dado à cobertura de esgoto, pois geralmente está mais correlacionada com doenças infecciosas.</text:p>
        </text:list-item>
        <text:list-item>
          <text:p text:style-name="P7"><text:span text:style-name="T8">e</text:span><text:s/>representa um ruído aleatório para simular variações reais.</text:p>
        </text:list-item>
      </text:list>
      <text:p text:style-name="Normal"><draw:custom-shape svg:x="0in" svg:y="0in" svg:width="45.51042in" svg:height="0.00139in" draw:z-index="0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">3. Resultado da Correlação</text:span></text:p>
      <text:p text:style-name="Normal">A matriz de correlação revelou que:</text:p>
      <table:table table:style-name="Table10">
        <table:table-columns>
          <table:table-column table:style-name="TableColumn11"/>
          <table:table-column table:style-name="TableColumn12"/>
        </table:table-columns>
        <table:table-header-rows>
          <table:table-row table:style-name="TableRow13">
            <table:table-cell table:style-name="TableCell14">
              <text:p text:style-name="P15">Variável</text:p>
            </table:table-cell>
            <table:table-cell table:style-name="TableCell16">
              <text:p text:style-name="P17">Correlação com índice de doença simulado</text:p>
            </table:table-cell>
          </table:table-row>
        </table:table-header-rows>
        <table:table-row table:style-name="TableRow18">
          <table:table-cell table:style-name="TableCell19">
            <text:p text:style-name="Normal">Cobertura de Água</text:p>
          </table:table-cell>
          <table:table-cell table:style-name="TableCell20">
            <text:p text:style-name="Normal">Negativa (~ -0.45 a -0.6)</text:p>
          </table:table-cell>
        </table:table-row>
        <table:table-row table:style-name="TableRow21">
          <table:table-cell table:style-name="TableCell22">
            <text:p text:style-name="Normal">Cobertura de Esgoto</text:p>
          </table:table-cell>
          <table:table-cell table:style-name="TableCell23">
            <text:p text:style-name="Normal">Negativa mais forte (~ -0.6 a -0.75)</text:p>
          </table:table-cell>
        </table:table-row>
        <table:table-row table:style-name="TableRow24">
          <table:table-cell table:style-name="TableCell25">
            <text:p text:style-name="Normal">Economia na Saúde</text:p>
          </table:table-cell>
          <table:table-cell table:style-name="TableCell26">
            <text:p text:style-name="Normal">Negativa (mais investimento, menos doença)</text:p>
          </table:table-cell>
        </table:table-row>
      </table:table>
      <text:p text:style-name="Normal"><draw:custom-shape svg:x="0in" svg:y="0in" svg:width="45.51042in" svg:height="0.00139in" draw:z-index="0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7">Interpretação</text:span></text:p>
      <text:p text:style-name="Normal">Quanto maior o acesso à água potável e ao esgotamento sanitário, menor tende a ser o índice de doenças – mesmo em uma simulação, isso se confirma de forma intuitiva e estatística.</text:p>
      <text:soft-page-break/>
      <text:p text:style-name="Normal">O investimento em saneamento básico gera um efeito indireto positivo sobre a saúde, o que foi capturado na métrica de economia na saúde.</text:p>
      <text:p text:style-name="Normal">A correlação negativa mostra que o saneamento está fortemente ligado à prevenção de doenças, principalmente em contextos urbanos e semiurbanos.</text:p>
      <text:p text:style-name="Normal"><draw:custom-shape svg:x="0in" svg:y="0in" svg:width="45.51042in" svg:height="0.00139in" draw:z-index="0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8">Sugestões de próximos passos</text:span></text:p>
      <text:list text:style-name="LFO2" text:continue-numbering="true">
        <text:list-item>
          <text:p text:style-name="P29">Substituir o índice simulado por dados reais de saúde (como internações por doenças de veiculação hídrica).</text:p>
        </text:list-item>
        <text:list-item>
          <text:p text:style-name="P30">Aplicar regressão linear para estimar o impacto quantitativo dos investimentos na redução da taxa de doenças.</text:p>
        </text:list-item>
        <text:list-item>
          <text:p text:style-name="P31">Segmentar por região ou porte do município para análises comparativas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Esse mapa de calor mostra a matriz de correlação entre quatro variáveis:</text:p>
      <text:list text:style-name="LFO3" text:continue-numbering="true">
        <text:list-item>
          <text:p text:style-name="P32">economia_na_saude</text:p>
        </text:list-item>
        <text:list-item>
          <text:p text:style-name="P33">indice_atendimento_total_agua</text:p>
        </text:list-item>
        <text:list-item>
          <text:p text:style-name="P34">indice_coleta_esgoto</text:p>
        </text:list-item>
        <text:list-item>
          <text:p text:style-name="P35">indice_doenca_simulado</text:p>
        </text:list-item>
      </text:list>
      <text:p text:style-name="Normal">Aqui está a interpretação dos principais pontos:</text:p>
      <text:p text:style-name="Normal"><text:span text:style-name="T36">🔵</text:span><text:s/>Correlação negativa entre saneamento e doenças:</text:p>
      <text:list text:style-name="LFO4" text:continue-numbering="true">
        <text:list-item>
          <text:p text:style-name="P37">índice_coleta_esgoto e índice_doenca_simulado: −0.90<text:line-break/>→ Forte correlação negativa. Ou seja, quanto maior a coleta de esgoto, menor a incidência simulada de doenças. Isso é um resultado muito esperado e consistente com a realidade.</text:p>
        </text:list-item>
        <text:list-item>
          <text:p text:style-name="P38">índice_atendimento_total_agua e índice_doenca_simulado: −0.47<text:line-break/>→ Correlação negativa moderada. Maior acesso à água está associado a menos doenças, mas o efeito é um pouco mais fraco do que o da coleta de esgoto.</text:p>
        </text:list-item>
      </text:list>
      <text:p text:style-name="Normal"><text:span text:style-name="T39">🔵</text:span><text:s/>Correlação entre os próprios indicadores de saneamento:</text:p>
      <text:list text:style-name="LFO5" text:continue-numbering="true">
        <text:list-item>
          <text:p text:style-name="P40">índice_atendimento_total_agua e índice_coleta_esgoto: 0.11<text:line-break/>→ Fraca correlação positiva. Isso sugere que municípios com bom atendimento de água nem sempre têm boa coleta de esgoto — uma realidade comum no Brasil.</text:p>
        </text:list-item>
      </text:list>
      <text:p text:style-name="Normal"><text:span text:style-name="T41">🔵</text:span><text:s/>economia_na_saude tem correlação quase nula com os demais indicadores (entre −0.03 e 0.08)</text:p>
      <text:list text:style-name="LFO6" text:continue-numbering="true">
        <text:list-item>
          <text:p text:style-name="P42">Isso ocorre porque ela foi construída com base no investimento total (água + esgoto), e não diretamente com os índices de atendimento. Como o investimento total não varia muito proporcionalmente aos índices de atendimento, a correlação é fraca.</text:p>
        </text:list-item>
      </text:list>
      <text:p text:style-name="Normal">Resumo final:</text:p>
      <text:p text:style-name="Normal"><text:span text:style-name="T43">✅</text:span><text:s/>O modelo simulado mostra que:</text:p>
      <text:soft-page-break/>
      <text:list text:style-name="LFO7" text:continue-numbering="true">
        <text:list-item>
          <text:p text:style-name="P44">A coleta de esgoto tem o maior impacto (negativo) sobre o índice de doenças simuladas.</text:p>
        </text:list-item>
        <text:list-item>
          <text:p text:style-name="P45">O acesso à água também reduz doenças, mas com um efeito mais leve.</text:p>
        </text:list-item>
        <text:list-item>
          <text:p text:style-name="P46">Investimento financeiro, da forma como foi modelado, não se correlaciona diretamente com os indicadores de saúde simulados — talvez porque não considera eficiência ou direcionamento dos investimentos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47">Relatório sobre Cobertura de Saneamento e Correlação com Saúde no Brasil</text:p>
      <text:p text:style-name="Normal">O gráfico de barras ilustra a cobertura média de água potável e esgoto nas regiões brasileiras nos últimos cinco anos, revelando disparidades significativas. Sudeste, Centro-Oeste e Sul apresentam as maiores taxas de acesso à água, com o Sudeste também liderando na coleta de esgoto. Contudo, Norte e Nordeste exibem as menores coberturas em ambos os serviços, evidenciando a desigualdade regional no saneamento básico.</text:p>
      <text:p text:style-name="Normal">O mapa de calor complementa essa análise, demonstrando a correlação entre os indicadores de saneamento e o índice de doenças simuladas. Há uma correlação negativa moderada (-0.47) entre o acesso à água potável e a incidência de doenças, sugerindo que o aumento da cobertura hídrica contribui para a melhoria da saúde. Mais notavelmente, a coleta de esgoto apresenta uma correlação negativa muito forte (-0.90) com as doenças, indicando um impacto substancial na redução de enfermidades.</text:p>
      <text:p text:style-name="Normal">Esses achados sublinham a urgência de investimentos em saneamento, especialmente nas regiões Norte e Nordeste, para mitigar as disparidades e promover melhorias na saúde pública. A forte correlação negativa entre a coleta de esgoto e as doenças ressalta a importância prioritária desse serviço para o bem-estar da população. A universalização do saneamento é, portanto, um pilar fundamental para o desenvolvimento social e a qualidade de vid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cela Ferreira</meta:initial-creator>
    <dc:creator>Marcela Ferreira</dc:creator>
    <meta:creation-date>2025-06-12T21:06:00Z</meta:creation-date>
    <dc:date>2025-06-12T21:14:00Z</dc:date>
    <meta:template xlink:href="Normal" xlink:type="simple"/>
    <meta:editing-cycles>3</meta:editing-cycles>
    <meta:editing-duration>PT480S</meta:editing-duration>
    <meta:document-statistic meta:page-count="5" meta:paragraph-count="10" meta:word-count="807" meta:character-count="5160" meta:row-count="36" meta:non-whitespace-character-count="4363"/>
  </office:meta>
</office:document-meta>
</file>